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51800001518C17E3317.png" manifest:media-type="image/png"/>
  <manifest:file-entry manifest:full-path="Pictures/100000000000057800000578CD73DD10.png" manifest:media-type="image/png"/>
  <manifest:file-entry manifest:full-path="Pictures/1000000000000578000005789FD7E85C.png" manifest:media-type="image/png"/>
  <manifest:file-entry manifest:full-path="Pictures/100000000000057800000578B8EC00CF.png" manifest:media-type="image/png"/>
  <manifest:file-entry manifest:full-path="Pictures/100000000000057800000578FFB4EB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3.836cm, 68.257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1.63cm, 70.557cm, 42.68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4.434cm, 100.18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5.489cm, 100.895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4.077cm, 48.685cm, 0cm, 49.38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5.489cm, 0cm, 0cm, 102.29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cm" svg:height="10.5cm" svg:x="5cm" svg:y="9cm">
          <draw:image xlink:href="Pictures/100000000000057800000578FFB4EB85.png" xlink:type="simple" xlink:show="embed" xlink:actuate="onLoad">
            <text:p/>
          </draw:image>
        </draw:frame>
        <draw:custom-shape draw:style-name="gr2" draw:text-style-name="P1" draw:layer="layout" svg:width="5cm" svg:height="5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5cm" svg:x="11.5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5cm" svg:x="11.504cm" svg:y="1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5cm" svg:x="4.006cm" svg:y="1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cm" svg:height="15cm" svg:x="2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0.5cm" svg:height="10.5cm" svg:x="5.001cm" svg:y="9.001cm">
          <draw:image xlink:href="Pictures/100000000000057800000578FFB4EB85.png" xlink:type="simple" xlink:show="embed" xlink:actuate="onLoad">
            <text:p/>
          </draw:image>
        </draw:frame>
        <draw:line draw:style-name="gr3" draw:text-style-name="P1" draw:layer="layout" svg:x1="10.25cm" svg:y1="6.6cm" svg:x2="10.25cm" svg:y2="21.6cm">
          <text:p/>
        </draw:line>
        <draw:line draw:style-name="gr3" draw:text-style-name="P1" draw:layer="layout" svg:x1="2.75cm" svg:y1="14.25cm" svg:x2="17.75cm" svg:y2="14.25cm">
          <text:p/>
        </draw:line>
        <draw:frame draw:style-name="gr4" draw:layer="layout" svg:width="1.133cm" svg:height="0.962cm" svg:x="8.967cm" svg:y="13.1cm">
          <draw:text-box>
            <text:p>-X</text:p>
          </draw:text-box>
        </draw:frame>
      </draw:page>
      <draw:page draw:name="page3" draw:style-name="dp1" draw:master-page-name="Default">
        <draw:frame draw:style-name="gr1" draw:text-style-name="P1" draw:layer="layout" svg:width="10.5cm" svg:height="10.5cm" svg:x="5.001cm" svg:y="9.001cm">
          <draw:image xlink:href="Pictures/100000000000057800000578B8EC00CF.png" xlink:type="simple" xlink:show="embed" xlink:actuate="onLoad">
            <text:p/>
          </draw:image>
        </draw:frame>
        <draw:line draw:style-name="gr3" draw:text-style-name="P1" draw:layer="layout" svg:x1="10.25cm" svg:y1="6.6cm" svg:x2="10.25cm" svg:y2="21.6cm">
          <text:p/>
        </draw:line>
        <draw:line draw:style-name="gr3" draw:text-style-name="P1" draw:layer="layout" svg:x1="2.75cm" svg:y1="14.25cm" svg:x2="17.75cm" svg:y2="14.25cm">
          <text:p/>
        </draw:line>
        <draw:frame draw:style-name="gr4" draw:text-style-name="P2" draw:layer="layout" svg:width="1.133cm" svg:height="0.962cm" svg:x="8.967cm" svg:y="13.1cm">
          <draw:text-box>
            <text:p><text:span text:style-name="T1">-Y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0.5cm" svg:height="10.5cm" svg:x="5.001cm" svg:y="9.001cm">
          <draw:image xlink:href="Pictures/1000000000000578000005789FD7E85C.png" xlink:type="simple" xlink:show="embed" xlink:actuate="onLoad">
            <text:p/>
          </draw:image>
        </draw:frame>
        <draw:line draw:style-name="gr3" draw:text-style-name="P1" draw:layer="layout" svg:x1="10.25cm" svg:y1="6.6cm" svg:x2="10.25cm" svg:y2="21.6cm">
          <text:p/>
        </draw:line>
        <draw:line draw:style-name="gr3" draw:text-style-name="P1" draw:layer="layout" svg:x1="2.75cm" svg:y1="14.25cm" svg:x2="17.75cm" svg:y2="14.25cm">
          <text:p/>
        </draw:line>
        <draw:frame draw:style-name="gr4" draw:text-style-name="P2" draw:layer="layout" svg:width="0.921cm" svg:height="0.962cm" svg:x="9.167cm" svg:y="13.1cm">
          <draw:text-box>
            <text:p><text:span text:style-name="T1">X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0.5cm" svg:height="10.5cm" svg:x="5.001cm" svg:y="9.001cm">
          <draw:image xlink:href="Pictures/100000000000057800000578CD73DD10.png" xlink:type="simple" xlink:show="embed" xlink:actuate="onLoad">
            <text:p/>
          </draw:image>
        </draw:frame>
        <draw:line draw:style-name="gr3" draw:text-style-name="P1" draw:layer="layout" svg:x1="10.25cm" svg:y1="6.6cm" svg:x2="10.25cm" svg:y2="21.6cm">
          <text:p/>
        </draw:line>
        <draw:line draw:style-name="gr3" draw:text-style-name="P1" draw:layer="layout" svg:x1="2.75cm" svg:y1="14.25cm" svg:x2="17.75cm" svg:y2="14.25cm">
          <text:p/>
        </draw:line>
        <draw:frame draw:style-name="gr4" draw:text-style-name="P2" draw:layer="layout" svg:width="0.921cm" svg:height="0.962cm" svg:x="9.167cm" svg:y="13.1cm">
          <draw:text-box>
            <text:p><text:span text:style-name="T1">Y</text:span></text:p>
          </draw:text-box>
        </draw:frame>
      </draw:page>
      <draw:page draw:name="page6" draw:style-name="dp1" draw:master-page-name="Default">
        <draw:frame draw:style-name="gr5" draw:text-style-name="P1" draw:layer="layout" svg:width="13.9cm" svg:height="21.151cm" svg:x="3.9cm" svg:y="4.8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1.499cm" svg:y1="25.05cm" svg:x2="19.5cm" svg:y2="25.05cm">
          <text:p/>
        </draw:line>
        <draw:line draw:style-name="gr3" draw:text-style-name="P1" draw:layer="layout" svg:x1="16.65cm" svg:y1="27.451cm" svg:x2="16.65cm" svg:y2="3.8cm">
          <text:p/>
        </draw:line>
        <draw:frame draw:style-name="gr4" draw:layer="layout" svg:width="0.853cm" svg:height="0.962cm" svg:x="17.9cm" svg:y="26.6cm">
          <draw:text-box>
            <text:p>1</text:p>
          </draw:text-box>
        </draw:frame>
      </draw:page>
      <draw:page draw:name="page7" draw:style-name="dp1" draw:master-page-name="Default">
        <draw:frame draw:style-name="gr6" draw:text-style-name="P1" draw:layer="layout" svg:width="16.6cm" svg:height="20.499cm" svg:x="2.5cm" svg:y="4.799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1.8cm" svg:y1="25.049cm" svg:x2="19.2cm" svg:y2="25.049cm">
          <text:p/>
        </draw:line>
        <draw:line draw:style-name="gr3" draw:text-style-name="P1" draw:layer="layout" svg:x1="10.651cm" svg:y1="26.8cm" svg:x2="10.651cm" svg:y2="17.759cm">
          <text:p/>
        </draw:line>
        <draw:line draw:style-name="gr3" draw:text-style-name="P1" draw:layer="layout" svg:x1="3.151cm" svg:y1="26.698cm" svg:x2="3.151cm" svg:y2="3.799cm">
          <text:p/>
        </draw:line>
        <draw:line draw:style-name="gr3" draw:text-style-name="P1" draw:layer="layout" svg:x1="18.151cm" svg:y1="26.598cm" svg:x2="18.151cm" svg:y2="3.799cm">
          <text:p/>
        </draw:line>
        <draw:frame draw:style-name="gr4" draw:layer="layout" svg:width="0.853cm" svg:height="0.962cm" svg:x="18.5cm" svg:y="26.8cm">
          <draw:text-box>
            <text:p>2</text:p>
          </draw:text-box>
        </draw:frame>
      </draw:page>
      <draw:page draw:name="page8" draw:style-name="dp1" draw:master-page-name="Default">
        <draw:frame draw:style-name="gr7" draw:text-style-name="P1" draw:layer="layout" svg:width="12.1cm" svg:height="19.4cm" svg:x="4.701cm" svg:y="5.5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2.801cm" svg:y1="25.75cm" svg:x2="17.3cm" svg:y2="25.75cm">
          <text:p/>
        </draw:line>
        <draw:line draw:style-name="gr3" draw:text-style-name="P1" draw:layer="layout" svg:x1="4.051cm" svg:y1="27.1cm" svg:x2="4.051cm" svg:y2="4.5cm">
          <text:p/>
        </draw:line>
        <draw:frame draw:style-name="gr4" draw:layer="layout" svg:width="0.853cm" svg:height="0.962cm" svg:x="18.4cm" svg:y="27.3cm">
          <draw:text-box>
            <text:p>3</text:p>
          </draw:text-box>
        </draw:frame>
      </draw:page>
      <draw:page draw:name="page9" draw:style-name="dp1" draw:master-page-name="Default">
        <draw:frame draw:style-name="gr8" draw:text-style-name="P1" draw:layer="layout" svg:width="11.899cm" svg:height="19.101cm" svg:x="4.801cm" svg:y="6.799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2.4cm" svg:y1="5.65cm" svg:x2="18.9cm" svg:y2="5.65cm">
          <text:p/>
        </draw:line>
        <draw:line draw:style-name="gr3" draw:text-style-name="P1" draw:layer="layout" svg:x1="17.551cm" svg:y1="27.4cm" svg:x2="17.551cm" svg:y2="3.899cm">
          <text:p/>
        </draw:line>
        <draw:frame draw:style-name="gr4" draw:layer="layout" svg:width="0.853cm" svg:height="0.962cm" svg:x="18.6cm" svg:y="27.6cm">
          <draw:text-box>
            <text:p>4</text:p>
          </draw:text-box>
        </draw:frame>
      </draw:page>
      <draw:page draw:name="page10" draw:style-name="dp1" draw:master-page-name="Default">
        <draw:frame draw:style-name="gr9" draw:text-style-name="P1" draw:layer="layout" svg:width="12.7cm" svg:height="19.501cm" svg:x="4.4cm" svg:y="6.1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2.3cm" svg:y1="5.351cm" svg:x2="19.6cm" svg:y2="5.351cm">
          <text:p/>
        </draw:line>
        <draw:line draw:style-name="gr3" draw:text-style-name="P1" draw:layer="layout" svg:x1="10.651cm" svg:y1="12.802cm" svg:x2="10.651cm" svg:y2="3.8cm">
          <text:p/>
        </draw:line>
        <draw:line draw:style-name="gr3" draw:text-style-name="P1" draw:layer="layout" svg:x1="3.151cm" svg:y1="27.101cm" svg:x2="3.151cm" svg:y2="4.1cm">
          <text:p/>
        </draw:line>
        <draw:line draw:style-name="gr3" draw:text-style-name="P1" draw:layer="layout" svg:x1="18.151cm" svg:y1="27.101cm" svg:x2="18.151cm" svg:y2="4.1cm">
          <text:p/>
        </draw:line>
        <draw:frame draw:style-name="gr4" draw:layer="layout" svg:width="0.853cm" svg:height="0.962cm" svg:x="18.7cm" svg:y="27.3cm">
          <draw:text-box>
            <text:p>5</text:p>
          </draw:text-box>
        </draw:frame>
      </draw:page>
      <draw:page draw:name="page11" draw:style-name="dp1" draw:master-page-name="Default">
        <draw:frame draw:style-name="gr10" draw:text-style-name="P1" draw:layer="layout" svg:width="11.501cm" svg:height="19.101cm" svg:x="5.8cm" svg:y="6.699cm">
          <draw:image xlink:href="Pictures/100000000000151800001518C17E3317.png" xlink:type="simple" xlink:show="embed" xlink:actuate="onLoad">
            <text:p/>
          </draw:image>
        </draw:frame>
        <draw:line draw:style-name="gr3" draw:text-style-name="P1" draw:layer="layout" svg:x1="3.4cm" svg:y1="5.55cm" svg:x2="17.8cm" svg:y2="5.55cm">
          <text:p/>
        </draw:line>
        <draw:line draw:style-name="gr3" draw:text-style-name="P1" draw:layer="layout" svg:x1="4.551cm" svg:y1="27.3cm" svg:x2="4.551cm" svg:y2="4.199cm">
          <text:p/>
        </draw:line>
        <draw:frame draw:style-name="gr4" draw:layer="layout" svg:width="0.853cm" svg:height="0.962cm" svg:x="18.5cm" svg:y="27.5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3-31T21:54:09.445178454</meta:creation-date>
    <dc:date>2014-04-01T16:01:08.202268776</dc:date>
    <dc:creator>nom </dc:creator>
    <meta:editing-duration>PT21M58S</meta:editing-duration>
    <meta:editing-cycles>11</meta:editing-cycles>
    <meta:generator>LibreOffice/4.2.2.1$Linux_X86_64 LibreOffice_project/f2f45ee3880ac00d95d5e0d6d6ed11db4bb046db</meta:generator>
    <meta:document-statistic meta:object-count="50"/>
  </office:meta>
</office:document-meta>
</file>